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7950" officeooo:paragraph-rsid="00207950"/>
    </style:style>
    <style:style style:name="P2" style:family="paragraph" style:parent-style-name="Standard">
      <style:text-properties officeooo:rsid="00226851" officeooo:paragraph-rsid="00226851"/>
    </style:style>
    <style:style style:name="P3" style:family="paragraph" style:parent-style-name="Standard">
      <style:text-properties officeooo:rsid="00233dfa" officeooo:paragraph-rsid="00233dfa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207950" officeooo:paragraph-rsid="00207950"/>
    </style:style>
    <style:style style:name="T1" style:family="text">
      <style:text-properties officeooo:rsid="00226851"/>
    </style:style>
    <style:style style:name="T2" style:family="text">
      <style:text-properties officeooo:rsid="00233dfa"/>
    </style:style>
    <style:style style:name="T3" style:family="text">
      <style:text-properties officeooo:rsid="0024c3f9"/>
    </style:style>
    <style:style style:name="T4" style:family="text">
      <style:text-properties officeooo:rsid="00268efc"/>
    </style:style>
    <style:style style:name="T5" style:family="text">
      <style:text-properties officeooo:rsid="00276f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Pourquoi Docker plutot qu’en local ? <text:span text:style-name="T3">Docker utilise peu de ram par rapport à Virtualbox. Permet l’échange d’images facilement et donc le partage de code. Utile apres pour la mise en production.</text:span></text:p>
      <text:p text:style-name="P2"/>
      <text:p text:style-name="P1">-<text:span text:style-name="T1">Pourquoi HDFS ? HDFS prend tout, sans connaître la structure.</text:span></text:p>
      <text:p text:style-name="P1"/>
      <text:p text:style-name="P1">-<text:span text:style-name="T1">Pourquoi Cassandra ? Big Table + architecture sans nœud ni maitre. Très rapide.</text:span></text:p>
      <text:p text:style-name="P1"/>
      <text:p text:style-name="P1">-<text:span text:style-name="T2">Qu’est ce que elastic search ? Moteur de recherche, mais pas optimisé pour le stockage</text:span></text:p>
      <text:p text:style-name="P1"/>
      <text:p text:style-name="P1">-<text:span text:style-name="T4">Cassandra vs mongoDB : Mongo format document et cassandra format table</text:span></text:p>
      <text:p text:style-name="P1"/>
      <text:p text:style-name="P1">-<text:span text:style-name="T5">BI vs BigData : BI données statiques / BigData : prédiction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09:51.431032473</meta:creation-date>
    <dc:date>2019-01-30T17:14:07.893193817</dc:date>
    <meta:editing-duration>PT5H23M31S</meta:editing-duration>
    <meta:editing-cycles>1</meta:editing-cycles>
    <meta:document-statistic meta:table-count="0" meta:image-count="0" meta:object-count="0" meta:page-count="1" meta:paragraph-count="6" meta:word-count="92" meta:character-count="554" meta:non-whitespace-character-count="468"/>
    <meta:generator>LibreOffice/6.0.7.3$Linux_X86_64 LibreOffice_project/00m0$Build-3</meta:generator>
  </office:meta>
</office:document-meta>
</file>